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22cdbb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257cf4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57cf4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257cf4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000000" style:font-name="DejaVu Sans Mono" officeooo:paragraph-rsid="00257cf4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1b9570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2cdbb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6b5a0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DejaVu Sans Mono" fo:font-size="12pt" fo:letter-spacing="normal" fo:font-style="normal" fo:font-weight="normal" officeooo:rsid="0022cdbb" style:font-size-asian="12pt" style:font-size-complex="12pt" loext:padding="0cm" loext:border="none"/>
    </style:style>
    <style:style style:name="T6" style:family="text">
      <style:text-properties fo:font-variant="normal" fo:text-transform="none" fo:color="#000080" fo:font-size="12pt" fo:letter-spacing="normal" fo:font-style="normal" fo:font-weight="bold" officeooo:rsid="0022cdbb" style:font-size-asian="12pt" style:font-size-complex="12pt" loext:padding="0cm" loext:border="none"/>
    </style:style>
    <style:style style:name="T7" style:family="text">
      <style:text-properties fo:font-variant="normal" fo:text-transform="none" fo:font-size="12pt" fo:letter-spacing="normal" fo:font-style="normal" fo:font-weight="normal" officeooo:rsid="0022cdbb" style:font-size-asian="12pt" style:font-size-complex="12pt" loext:padding="0cm" loext:border="none"/>
    </style:style>
    <style:style style:name="T8" style:family="text">
      <style:text-properties style:font-name="DejaVu Sans Mono"/>
    </style:style>
    <style:style style:name="T9" style:family="text">
      <style:text-properties fo:color="#000080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fo:color="#008080" style:font-name="DejaVu Sans Mono" fo:font-weight="bold"/>
    </style:style>
    <style:style style:name="T13" style:family="text">
      <style:text-properties fo:color="#008080" fo:font-weight="bold"/>
    </style:style>
    <style:style style:name="T14" style:family="text">
      <style:text-properties fo:color="#660099"/>
    </style:style>
    <style:style style:name="T15" style:family="text">
      <style:text-properties fo:color="#660099" style:font-name="DejaVu Sans Mono"/>
    </style:style>
    <style:style style:name="T16" style:family="text">
      <style:text-properties fo:color="#0000ff"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1">Atividade para fazer em Casa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4">Gravar</text:span></text:span><text:span text:style-name="Strong_20_Emphasis"><text:span text:style-name="T3"> arquivo</text:span></text:span></text:p>
      <text:p text:style-name="P2"><text:span text:style-name="Strong_20_Emphasis"><text:span text:style-name="T3"/></text:span></text:p>
      <text:p text:style-name="P7"><text:span text:style-name="Strong_20_Emphasis"><text:span text:style-name="T6">import </text:span></text:span><text:span text:style-name="Strong_20_Emphasis"><text:span text:style-name="T7">PySimpleGUI </text:span></text:span><text:span text:style-name="Strong_20_Emphasis"><text:span text:style-name="T6">as </text:span></text:span><text:span text:style-name="Strong_20_Emphasis"><text:span text:style-name="T7">sg</text:span></text:span></text:p>
      <text:p text:style-name="P8">layout = [</text:p>
      <text:p text:style-name="P9"><text:s text:c="4"/><text:span text:style-name="T8">[sg.Text(</text:span><text:span text:style-name="T12">'Por favor, entre com os dados solicitados para cadastro.'</text:span><text:span text:style-name="T8">)],</text:span></text:p>
      <text:p text:style-name="P9"><text:s text:c="4"/><text:span text:style-name="T8">[sg.Text(</text:span><text:span text:style-name="T12">'Nome *'</text:span><text:span text:style-name="T8">, </text:span><text:span text:style-name="T15">size</text:span><text:span text:style-name="T8">=(</text:span><text:span text:style-name="T16">15</text:span><text:span text:style-name="T8">, </text:span><text:span text:style-name="T16">1</text:span><text:span text:style-name="T8">)), sg.InputText(</text:span><text:span text:style-name="T15">key</text:span><text:span text:style-name="T8">=</text:span><text:span text:style-name="T12">'nome'</text:span><text:span text:style-name="T8">)],</text:span></text:p>
      <text:p text:style-name="P9"><text:s text:c="4"/><text:span text:style-name="T8">[sg.Text(</text:span><text:span text:style-name="T12">'CPF *'</text:span><text:span text:style-name="T8">, </text:span><text:span text:style-name="T15">size</text:span><text:span text:style-name="T8">=(</text:span><text:span text:style-name="T16">15</text:span><text:span text:style-name="T8">, </text:span><text:span text:style-name="T16">1</text:span><text:span text:style-name="T8">)), sg.InputText(</text:span><text:span text:style-name="T15">key</text:span><text:span text:style-name="T8">=</text:span><text:span text:style-name="T12">'cpf'</text:span><text:span text:style-name="T8">)],</text:span></text:p>
      <text:p text:style-name="P9"><text:s text:c="4"/><text:span text:style-name="T8">[sg.Text(</text:span><text:span text:style-name="T12">'E-mail'</text:span><text:span text:style-name="T8">, </text:span><text:span text:style-name="T15">size</text:span><text:span text:style-name="T8">=(</text:span><text:span text:style-name="T16">15</text:span><text:span text:style-name="T8">, </text:span><text:span text:style-name="T16">1</text:span><text:span text:style-name="T8">)), sg.InputText(</text:span><text:span text:style-name="T15">key</text:span><text:span text:style-name="T8">=</text:span><text:span text:style-name="T12">'email'</text:span><text:span text:style-name="T8">)],</text:span></text:p>
      <text:p text:style-name="P9"><text:s text:c="4"/><text:span text:style-name="T8">[sg.Text(</text:span><text:span text:style-name="T12">'Telefone'</text:span><text:span text:style-name="T8">, </text:span><text:span text:style-name="T15">size</text:span><text:span text:style-name="T8">=(</text:span><text:span text:style-name="T16">15</text:span><text:span text:style-name="T8">, </text:span><text:span text:style-name="T16">1</text:span><text:span text:style-name="T8">)), sg.InputText(</text:span><text:span text:style-name="T15">key</text:span><text:span text:style-name="T8">=</text:span><text:span text:style-name="T12">'telefone'</text:span><text:span text:style-name="T8">)],</text:span></text:p>
      <text:p text:style-name="P9"><text:s text:c="4"/><text:span text:style-name="T8">[sg.Submit(</text:span><text:span text:style-name="T12">'Enviar'</text:span><text:span text:style-name="T8">, </text:span><text:span text:style-name="T15">key</text:span><text:span text:style-name="T8">=</text:span><text:span text:style-name="T12">'ok'</text:span><text:span text:style-name="T8">, </text:span><text:span text:style-name="T15">size</text:span><text:span text:style-name="T8">=(</text:span><text:span text:style-name="T16">15</text:span><text:span text:style-name="T8">, </text:span><text:span text:style-name="T16">1</text:span><text:span text:style-name="T8">)), sg.Cancel(</text:span><text:span text:style-name="T12">'Cancelar'</text:span><text:span text:style-name="T8">, </text:span><text:span text:style-name="T15">size</text:span><text:span text:style-name="T8">=(</text:span><text:span text:style-name="T16">15</text:span><text:span text:style-name="T8">, </text:span><text:span text:style-name="T16">1</text:span><text:span text:style-name="T8">)),</text:span></text:p>
      <text:p text:style-name="P9"><text:s text:c="5"/><text:span text:style-name="T8">sg.Text(</text:span><text:span text:style-name="T12">'Campo Obrigatório *'</text:span><text:span text:style-name="T8">, </text:span><text:span text:style-name="T15">size</text:span><text:span text:style-name="T8">=(</text:span><text:span text:style-name="T16">20</text:span><text:span text:style-name="T8">, </text:span><text:span text:style-name="T16">1</text:span><text:span text:style-name="T8">))]</text:span></text:p>
      <text:p text:style-name="P8">]</text:p>
      <text:p text:style-name="P8">window = sg.Window(<text:span text:style-name="T13">'Cadastro no UPSUS'</text:span>, <text:span text:style-name="T14">layout</text:span>=layout, <text:span text:style-name="T14">resizable</text:span>=<text:span text:style-name="T10">True</text:span>)</text:p>
      <text:p text:style-name="P8">button, values = window.Read()</text:p>
      <text:p text:style-name="P8"><text:span text:style-name="T10">if </text:span>button == <text:span text:style-name="T13">'ok'</text:span>:</text:p>
      <text:p text:style-name="P9"><text:s text:c="4"/><text:span text:style-name="T11">while </text:span><text:span text:style-name="T8">values[</text:span><text:span text:style-name="T12">'nome'</text:span><text:span text:style-name="T8">] == </text:span><text:span text:style-name="T12">'' </text:span><text:span text:style-name="T11">or </text:span><text:span text:style-name="T8">values[</text:span><text:span text:style-name="T12">'cpf'</text:span><text:span text:style-name="T8">] == </text:span><text:span text:style-name="T12">''</text:span><text:span text:style-name="T8">:</text:span></text:p>
      <text:p text:style-name="P9"><text:s text:c="8"/><text:span text:style-name="T8">sg.Popup(</text:span><text:span text:style-name="T12">'Alerta!!!'</text:span><text:span text:style-name="T8">, </text:span><text:span text:style-name="T12">'O Nome e o CPF são campos obrigatórios.'</text:span><text:span text:style-name="T8">)</text:span></text:p>
      <text:p text:style-name="P9"><text:s text:c="8"/><text:span text:style-name="T8">button, values = window.Read()</text:span></text:p>
      <text:p text:style-name="P8">arq = <text:span text:style-name="T9">open</text:span>(<text:span text:style-name="T13">'arquivo.txt'</text:span>, <text:span text:style-name="T13">'a'</text:span>)</text:p>
      <text:p text:style-name="P8">arq.write(values[<text:span text:style-name="T13">'nome'</text:span>] + <text:span text:style-name="T13">',' </text:span>+ values[<text:span text:style-name="T13">'cpf'</text:span>] + <text:span text:style-name="T13">',' </text:span>+ values[<text:span text:style-name="T13">'email'</text:span>] + <text:span text:style-name="T13">',' </text:span>+ values[<text:span text:style-name="T13">'telefone'</text:span>] + <text:span text:style-name="T13">'</text:span><text:span text:style-name="T10">\n</text:span><text:span text:style-name="T13">'</text:span>)</text:p>
      <text:p text:style-name="P8">arq.close()</text:p>
      <text:p text:style-name="P10"><text:span text:style-name="T9">print</text:span>(values)</text:p>
      <text:p text:style-name="P7"><text:span text:style-name="Strong_20_Emphasis"><text:span text:style-name="T5"/></text:span></text:p>
      <text:p text:style-name="P2"><text:span text:style-name="Strong_20_Emphasis"><text:span text:style-name="T3"/></text:span></text:p>
      <text:p text:style-name="P1"><text:bookmark text:name="__DdeLink__230_2787056081"/><text:span text:style-name="Strong_20_Emphasis"><text:span text:style-name="T2"/></text:span></text:p>
      <text:p text:style-name="P1"><text:span text:style-name="Strong_20_Emphasis"><text:span text:style-name="T2"><text:s text:c="4"/></text:span>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2:57:21.872903838</meta:creation-date>
    <dc:date>2019-05-20T17:20:03.930390757</dc:date>
    <meta:editing-duration>PT29M3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11" meta:character-count="993" meta:non-whitespace-character-count="851"/>
  </office:meta>
</office:document-meta>
</file>